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7.9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l creatures receive +5/10/15% Damage when attacking at range until the end of the day.</text:p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l creatures receive mind spell immunity until the end of the day/day/week.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Creates a 1/2/3 tile radius of shroud for non-allied players with hero movement until the end of the day.</text:p>
          </table:table-cell>
        </table:table-row>
        <table:table-row table:style-name="ro1">
          <table:table-cell office:value-type="string" calcext:value-type="string">
            <text:p>Divine Spiri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l creatures receive +1/2/3 Morale until the end of the day.</text:p>
          </table:table-cell>
        </table:table-row>
        <table:table-row table:style-name="ro1">
          <table:table-cell office:value-type="string" calcext:value-type="string">
            <text:p>Fleet Foo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ain +200/300/400 max movement points in next day.</text:p>
          </table:table-cell>
        </table:table-row>
        <table:table-row table:style-name="ro1">
          <table:table-cell office:value-type="string" calcext:value-type="string">
            <text:p>Power of Hast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l creatures receive +1/2/3 Speed until the end of the day.</text:p>
          </table:table-cell>
        </table:table-row>
        <table:table-row table:style-name="ro1">
          <table:table-cell office:value-type="string" calcext:value-type="string">
            <text:p>Dead Lu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Reduces maximum Luck in combat to +2/+1/negates positive until the end of the day.</text:p>
          </table:table-cell>
        </table:table-row>
        <table:table-row table:style-name="ro1">
          <table:table-cell office:value-type="string" calcext:value-type="string">
            <text:p>Death Cal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Increases Necromancy skill by 10/15/20% until the end of the day.</text:p>
          </table:table-cell>
        </table:table-row>
        <table:table-row table:style-name="ro1">
          <table:table-cell office:value-type="string" calcext:value-type="string">
            <text:p>Dwarven Lu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All creatures receive +1/2/3 Luck until the end of the day.</text:p>
          </table:table-cell>
        </table:table-row>
        <table:table-row table:style-name="ro1">
          <table:table-cell office:value-type="string" calcext:value-type="string">
            <text:p>Herald of Death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Reduces maximum Morale in combat to +2/+1/negates positive until the end of the day.</text:p>
          </table:table-cell>
        </table:table-row>
        <table:table-row table:style-name="ro1">
          <table:table-cell office:value-type="string" calcext:value-type="string">
            <text:p>Hold Groun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Creatures receive +3/6/9 Defense when defending in combat until the end of the day.</text:p>
          </table:table-cell>
        </table:table-row>
        <table:table-row table:style-name="ro1">
          <table:table-cell office:value-type="string" calcext:value-type="string">
            <text:p>Power of Ston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Creatures ignore 5/10/15% of enemy Attack until the end of the day.</text:p>
          </table:table-cell>
        </table:table-row>
        <table:table-row table:style-name="ro1">
          <table:table-cell office:value-type="string" calcext:value-type="string">
            <text:p>Demonic Pow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reatures receive +5/10/15% Damage until the end of the day.</text:p>
          </table:table-cell>
        </table:table-row>
        <table:table-row table:style-name="ro1">
          <table:table-cell office:value-type="string" calcext:value-type="string">
            <text:p>Raise Demon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ecromancy raises Demons/Horned Demons/Horned Demons until the end of the day/day/week.</text:p>
          </table:table-cell>
        </table:table-row>
        <table:table-row table:style-name="ro1">
          <table:table-cell office:value-type="string" calcext:value-type="string">
            <text:p>Shattering Strik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reatures' attacks ignore 5/10/15% of enemy Defense until the end of the day.</text:p>
          </table:table-cell>
        </table:table-row>
        <table:table-row table:style-name="ro1">
          <table:table-cell office:value-type="string" calcext:value-type="string">
            <text:p>Arcane Protection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Creatures receive +5/10/15% spell damage reduction until the end of the day.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Nullifies the Morale penalty of mixing good and neutral units until the end of the day/day/week.</text:p>
          </table:table-cell>
        </table:table-row>
        <table:table-row table:style-name="ro1">
          <table:table-cell office:value-type="string" calcext:value-type="string">
            <text:p>Griffin Ey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See 1/2/3 square further into the shroud until the end of the day.</text:p>
          </table:table-cell>
        </table:table-row>
        <table:table-row table:style-name="ro1">
          <table:table-cell office:value-type="string" calcext:value-type="string">
            <text:p>Magic Cushion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Creatures receive +5/10/15% magical resistance until the end of the day.</text:p>
          </table:table-cell>
        </table:table-row>
        <table:table-row table:style-name="ro1">
          <table:table-cell office:value-type="string" calcext:value-type="string">
            <text:p>Negotiation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educes the cost of surrendering by -10/20/30% until the end of the day.</text:p>
          </table:table-cell>
        </table:table-row>
        <table:table-row table:style-name="ro1">
          <table:table-cell office:value-type="string" calcext:value-type="string">
            <text:p>Benedic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ast all spells at Basic/Advanced/Expert proficiency until the end of the day.</text:p>
          </table:table-cell>
        </table:table-row>
        <table:table-row table:style-name="ro1">
          <table:table-cell office:value-type="string" calcext:value-type="string">
            <text:p>Channel Pow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ain +5/10/15% spell damage until the end of the day.</text:p>
          </table:table-cell>
        </table:table-row>
        <table:table-row table:style-name="ro1">
          <table:table-cell office:value-type="string" calcext:value-type="string">
            <text:p>Seafar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emoves the boarding and unboarding penalties of ships until the end of the day/day/week</text:p>
          </table:table-cell>
        </table:table-row>
        <table:table-row table:style-name="ro1">
          <table:table-cell office:value-type="string" calcext:value-type="string">
            <text:p>Whirlpool Protec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rotects the army from whirlpools until the end of the day/day/wee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 Red</meta:initial-creator>
    <meta:creation-date>2026-01-07T00:22:38.469017077</meta:creation-date>
    <dc:date>2026-01-07T01:13:22.394074049</dc:date>
    <dc:creator>Max Red</dc:creator>
    <meta:editing-duration>PT18S</meta:editing-duration>
    <meta:editing-cycles>1</meta:editing-cycles>
    <meta:document-statistic meta:table-count="1" meta:cell-count="75" meta:object-count="0"/>
    <meta:generator>LibreOffice/25.8.4.2$Linux_X86_64 LibreOffice_project/290daaa01b999472f0c7a3890eb6a550fd74c6df</meta:generator>
  </office:meta>
</office:document-meta>
</file>